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officeooo:rsid="0036a6d5" officeooo:paragraph-rsid="0036a6d5"/>
    </style:style>
    <style:style style:name="P4" style:family="paragraph" style:parent-style-name="Standard">
      <style:paragraph-properties fo:margin-top="0cm" fo:margin-bottom="0.499cm" loext:contextual-spacing="false" fo:line-height="150%" style:writing-mode="lr-tb"/>
      <style:text-properties officeooo:rsid="0036a6d5" officeooo:paragraph-rsid="0039429a"/>
    </style:style>
    <style:style style:name="P5" style:family="paragraph" style:parent-style-name="Standard">
      <style:paragraph-properties fo:margin-top="0cm" fo:margin-bottom="0.499cm" loext:contextual-spacing="false" fo:line-height="150%" style:writing-mode="lr-tb"/>
      <style:text-properties fo:font-size="13pt" fo:font-style="italic" fo:font-weight="bold" officeooo:rsid="0036a6d5" officeooo:paragraph-rsid="003d9eb0" style:font-size-asian="13pt" style:font-style-asian="italic" style:font-weight-asian="bold" style:font-size-complex="13pt" style:font-style-complex="italic" style:font-weight-complex="bold"/>
    </style:style>
    <style:style style:name="P6" style:family="paragraph" style:parent-style-name="Standard">
      <style:paragraph-properties fo:margin-top="0cm" fo:margin-bottom="0.499cm" loext:contextual-spacing="false" fo:line-height="150%" style:writing-mode="lr-tb"/>
      <style:text-properties officeooo:rsid="0036a6d5" officeooo:paragraph-rsid="003d9eb0"/>
    </style:style>
    <style:style style:name="P7" style:family="paragraph" style:parent-style-name="Heading_20_1" style:master-page-name="MP0">
      <style:paragraph-properties style:page-number="auto" fo:break-before="page"/>
      <style:text-properties officeooo:rsid="0036a6d5" officeooo:paragraph-rsid="003d9eb0"/>
    </style:style>
    <style:style style:name="P8" style:family="paragraph" style:parent-style-name="Normal">
      <style:text-properties officeooo:paragraph-rsid="003d9eb0"/>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officeooo:rsid="0038caf3"/>
    </style:style>
    <style:style style:name="T5" style:family="text">
      <style:text-properties officeooo:rsid="0039429a"/>
    </style:style>
    <style:style style:name="T6" style:family="text">
      <style:text-properties officeooo:rsid="003a90d9"/>
    </style:style>
    <style:style style:name="T7" style:family="text">
      <style:text-properties officeooo:rsid="003b7902"/>
    </style:style>
    <style:style style:name="T8" style:family="text">
      <style:text-properties fo:font-size="13pt" fo:font-style="italic" fo:font-weight="bold" officeooo:rsid="0036a6d5" style:font-size-asian="13pt" style:font-style-asian="italic" style:font-weight-asian="bold" style:font-size-complex="13pt" style:font-style-complex="italic" style:font-weight-complex="bold"/>
    </style:style>
    <style:style style:name="T9" style:family="text">
      <style:text-properties officeooo:rsid="003cffb4"/>
    </style:style>
    <style:style style:name="T10" style:family="text">
      <style:text-properties officeooo:rsid="003ee689"/>
    </style:style>
    <style:style style:name="T11" style:family="text">
      <style:text-properties officeooo:rsid="004137e8"/>
    </style:style>
    <style:style style:name="T12" style:family="text">
      <style:text-properties officeooo:rsid="00425d02"/>
    </style:style>
    <style:style style:name="T13" style:family="text">
      <style:text-properties officeooo:rsid="004386da"/>
    </style:style>
    <style:style style:name="T14" style:family="text">
      <style:text-properties officeooo:rsid="0043ab45"/>
    </style:style>
    <style:style style:name="T15" style:family="text">
      <style:text-properties officeooo:rsid="00441c02"/>
    </style:style>
    <style:style style:name="T16" style:family="text">
      <style:text-properties officeooo:rsid="0044c0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On the True Length of Arms</text:h>
      <text:p text:style-name="P8"/>
      <text:p text:style-name="P6">The official Arm had remained the same actual length (as measured by the best techniques available at that time, in any case) from WiM 813 to WoM 211, and had belonged (in a manner) to Rhubent the Beige, identified during a Kingdom-wide contest to identify the most perfectly average physical specimen among properly licensed, practising wizards. </text:p>
      <text:p text:style-name="P6">Rhubent, a truly average specimen in so many respects, also provided the official calibration for the Knuckle, Nose and Whisker (the last one used primarily by alchemists and master stone-cutters). It was commonly known, though rarely discussed, that the contest had been a trick to get the kingdom’s magic-using caste – who had at that point in history scattered throughout the land, selling parlour tricks and home remedies for food, lodging, and occasionally silver – to participate in the annual wizard census, as the Mountain’s official records had gone up in a flash fire in WiM 814.</text:p>
      <text:p text:style-name="P6">In WoM 212, Sallus Crumpt (incidentally, the great, great, grandson of Rhubent’s runner-up in that contest, Medgar the Grand Medium of Halfway) published a very convincing paper in his first tenured year, the data of which strongly suggested that average wizard sizes had been shrinking noticeably (and to some, alarmingly) in that <text:span text:style-name="T9">eight-hundred</text:span>-year period, making the Rhubent Arm an increasingly meaningless unit of measurement. </text:p>
      <text:p text:style-name="P6">Although many wizards came forth at once to hotly contest the insinuation they had become smaller than their predecessors of yore <text:span text:style-name="T10">in any respect</text:span>, the data did appear to be sound. Wizards for at least the past two generations had, in fact, been quietly discussing the anomaly that was the Arm; astute members from each successive generation would at some point note how much larger the Arm was than any of their own arms, and they would joke (at times uneasily, one can imagine), about how large a man Rhubent must have been. </text:p>
      <text:p text:style-name="P6">Of course, all the measurements on record pertaining to the man were naturally given in his own units; his right Arm was, of course, exactly 1 Rhubent Arm long, his left <text:span text:style-name="T4">arm </text:span>was .997 Rhubent Arms long, his nose measured 1 Nose in length, and so on. Somebody once constructed a correct-size Simulacrum of Rhubent, which stayed on display in a hallway for roughly a decade, until it got moved during a cleaning project and was never found again.</text:p>
      <text:p text:style-name="P6"/>
      <text:p text:style-name="P6"><text:soft-page-break/><text:span text:style-name="T5">With e</text:span>ach generation, more wizards became astute to this observation, but it wasn’t until Crumpt’s paper lit the match beneath the political firestorm that was the <text:span text:style-name="T3">Elder Steering Committee for the Redefinition of the Arm</text:span> – which met almost weekly from WoM 213 to WoM 219 –<text:span text:style-name="T5"> </text:span>that <text:span text:style-name="T11">an attempt was made to retire </text:span>the old Arm, and <text:span text:style-name="T11">launch </text:span>another contest <text:span text:style-name="T11">in order</text:span> to find a new one. </text:p>
      <text:p text:style-name="P6">This <text:span text:style-name="T12">new </text:span>calibration arm was finally found in 222, attached to Bettanie Estherflutters, a Witch from Turnip Patch <text:span text:style-name="T13">(</text:span>when it was still called that<text:span text:style-name="T13">)</text:span>. Estherflutters <text:span text:style-name="T13">had </text:span>officially registered as a Hedge Wizard in 212, and then spent the better part of the next decade magically transforming her own form to attain compellingly average measurements <text:span text:style-name="T6">(</text:span>with stunning success, if such a thing can be said<text:span text:style-name="T6">)</text:span>.</text:p>
      <text:p text:style-name="P6">Interestingly, the Knuckle, Nose and Whisker had not changed much in that time, according to Crumpt’s calculations, so while the <text:span text:style-name="T14">official </text:span>Arm is now Bettanie’s (still alive as of this writing, and therefore permitted to keep her actual arm until that circumstance changes), the other measurements are still attributed to Rhubent.</text:p>
      <text:p text:style-name="P6">Once the Arm became re-calibrated, one can imagine the legwork involved, given how many books, scrolls, tablets and glyphs bearing Arm-based measurements required updating. <text:span text:style-name="T15">As</text:span> the Estherflutter Arm was approximately 2/3rds the length of The Beige’s Arm, every written and spoken measurement suddenly felt larger, to <text:span text:style-name="T15">those</text:span> generation<text:span text:style-name="T15">s</text:span> still accustomed to the old unit. Archways that used to be four Arms high were now, <text:span text:style-name="T16">almost magically it could be said,</text:span> six Arms high, even though <text:span text:style-name="T16">they</text:span> had not observably changed size. </text:p>
      <text:p text:style-name="P6">This created at least two new fringe branches of Magical Philosophy, and made most of the Mountain’s inhabitants (except the Booknyrds) feel, subconsciously, as though the whole place had gotten roomier. Imagine the power of suggestion, multiplied by nearly four-hundred wizardly minds in the enormous echo chamber of a Mountain dedicated (the tunnels through it anyhow, <text:span text:style-name="T16">as </text:span>the Mountain’s own dedications and intentions are another matter entirely) to the pursuit of magical thinking. That is what was going on, and still is.</text:p>
      <text:p text:style-name="P6">The re-scribing of texts to incorporate the new Estherflutter Arm was an unforeseen and temporary economic boon of a make-work project for the Mountain, unlocking long-forgotten elemental science grants from the distant and increasingly removed capital city of Owl. Trade colleges opened in Owl and also in Glassworks, licensed by the Mountain to teach proper re-scribing techniques. </text:p>
      <text:p text:style-name="P6"/>
      <text:p text:style-name="P6"><text:soft-page-break/>This was mind-numbing work for the Rescribes, though it paid well enough. Having entered the trade believing they were being fast-tracked into the mystical arts at the legendary Mountain, they instead found themselves employed, on a rotating contract basis for the most part, at various Inns located on the periphery of the Everlund Wood – that grand and deadly-dense forest surrounding the Mountain for so many miles in all directions – re-scribing books and scrolls from lonely rooms, from first light to evening.</text:p>
      <text:p text:style-name="P6">The Booknyrds had the much, much harder task of locating, cataloguing, repairing, un-shelving, <text:span text:style-name="T16">shipping, receiving,</text:span> and re-shelving each book as it was put through this process. The dust clouds produced by this mass-mov<text:span text:style-name="T16">ement</text:span> of material alone nearly killed one <text:span text:style-name="T16">elder</text:span> <text:span text:style-name="T16">(not to be named) </text:span>cursed with famously weak lungs, and required a three-fold cleaning staff increase for the better part of a year. Much of the <text:span text:style-name="T16">unclaimed </text:span>dust eventually collected somewhere below the eighth level, where odd, downwardly flowing air currents would often claim scraps of discarded paper, airborne particles, and the occasional unwary insect, drawing them into whatever awaited for them below.</text:p>
      <text:p text:style-name="P6"><text:span text:style-name="T3">The Rescribing of the Arm</text:span>, as that massive project had come to be known, began in WoM 223, and lasted until WoM 228, when Owl’s patience with the progress of the grant-funded work finally and fully waned. This left, by some estimations, roughly half the Mountain’s knowledge converted to Estherflutter’s Arms, and the rest still in The Beige’s Arms. Roughly half of each of <text:span text:style-name="T3">these</text:span> materials were caught somewhere between un-shelving and re-shelving, and you can imagine what kind of a clutter that ended up being.</text:p>
      <text:p text:style-name="P6">I will not at this time go into the whole business that was the<text:span text:style-name="T3"> Great Paraphrasing Movement</text:span> among some of the most opinionated of the Rescribes, except to say that a number of works not only ended up with second editions containing updated measurements, but entirely new prefaces, editor’s notes, miscellaneous errata, and in some cases, partial structural rewrites. </text:p>
      <text:p text:style-name="P6">This is about the time the first Booknyrd got the idea to go on strike.</text:p>
      <text:p text:style-name="P5"><text:span text:style-name="T8">- B.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text:page-number></text:p>
        <text:p text:style-name="MP2"><text:span text:style-name="MT1">The Wimsel Loop stories are Copyright © </text:span><text:span text:style-name="MT2">2017/2018</text:span><text:span text:style-name="MT1"> Mike McGraw. All Rights Reserved.</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11T16:06:14.413000000</dc:date>
    <meta:editing-cycles>26</meta:editing-cycles>
    <meta:editing-duration>PT1H55M20S</meta:editing-duration>
    <meta:document-statistic meta:table-count="0" meta:image-count="0" meta:object-count="0" meta:page-count="3" meta:paragraph-count="20" meta:word-count="1154" meta:character-count="7119" meta:non-whitespace-character-count="5971"/>
    <meta:template xlink:type="simple" xlink:actuate="onRequest" xlink:title="" xlink:href="Normal"/>
  </office:meta>
</office:document-meta>
</file>